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96898" officeooo:paragraph-rsid="000968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sort les bonnes pratique incontournable</text:p>
      <text:p text:style-name="Standard">SELECT * FROM `mytable` WHERE `Incontournables`= "INCONTOURNABLE"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31T16:53:47.827000000</dc:date>
    <meta:editing-duration>PT26S</meta:editing-duration>
    <meta:editing-cycles>1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2" meta:word-count="12" meta:character-count="107" meta:non-whitespace-character-count="97"/>
  </office:meta>
</office:document-meta>
</file>